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note">
      <style:paragraph-properties fo:text-align="start" style:justify-single-word="false"/>
      <style:text-properties style:font-name="Courier New" fo:font-size="8pt" fo:font-weight="bold" officeooo:rsid="001fbabe" officeooo:paragraph-rsid="0026cc5b" style:font-size-asian="8pt" style:font-weight-asian="bold" style:font-size-complex="8pt" style:font-weight-complex="bold"/>
    </style:style>
    <style:style style:name="P2" style:family="paragraph" style:parent-style-name="Footer">
      <style:text-properties officeooo:paragraph-rsid="0026cc5b"/>
    </style:style>
    <style:style style:name="P3" style:family="paragraph" style:parent-style-name="Header">
      <style:text-properties officeooo:rsid="0026cc5b" officeooo:paragraph-rsid="0026cc5b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1b535b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274edb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28feea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096338" officeooo:paragraph-rsid="00096338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262ba2" officeooo:paragraph-rsid="00262ba2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220083" officeooo:paragraph-rsid="00220083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fo:font-style="italic" style:text-underline-style="none" fo:font-weight="bold" officeooo:rsid="001afdf9" officeooo:paragraph-rsid="001afdf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fo:font-weight="bold" officeooo:rsid="00220083" officeooo:paragraph-rsid="0022008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1fbabe" officeooo:paragraph-rsid="0026cc5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weight="bold" officeooo:rsid="000df5a7" officeooo:paragraph-rsid="0010222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weight="bold" officeooo:rsid="00102221" officeooo:paragraph-rsid="0010222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font-weight="bold" officeooo:rsid="0010de6f" officeooo:paragraph-rsid="0010de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bold" officeooo:rsid="0014fa8c" officeooo:paragraph-rsid="0010e77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8pt" fo:font-style="italic" fo:font-weight="bold" officeooo:rsid="00096338" style:font-size-asian="15.75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24439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38a05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442cc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6cc5b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urier New" fo:font-weight="bold" officeooo:rsid="001fbabe" officeooo:paragraph-rsid="001fbab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officeooo:rsid="002a70c4" officeooo:paragraph-rsid="002a70c4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2pt" officeooo:rsid="0026cc5b" officeooo:paragraph-rsid="0028fee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96d70" officeooo:paragraph-rsid="0028feea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a70c4" officeooo:paragraph-rsid="002a70c4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633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96338" officeooo:paragraph-rsid="0009633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96338" officeooo:paragraph-rsid="0028fee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26cc5b" officeooo:paragraph-rsid="0026cc5b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rsid="001afdf9" officeooo:paragraph-rsid="001afdf9"/>
    </style:style>
    <style:style style:name="P33" style:family="paragraph" style:parent-style-name="Standard">
      <style:paragraph-properties fo:text-align="start" style:justify-single-word="false"/>
      <style:text-properties officeooo:rsid="001afdf9" officeooo:paragraph-rsid="001b535b"/>
    </style:style>
    <style:style style:name="P34" style:family="paragraph" style:parent-style-name="Standard">
      <style:paragraph-properties fo:text-align="start" style:justify-single-word="false"/>
      <style:text-properties officeooo:rsid="0015d3a3" officeooo:paragraph-rsid="0015d3a3"/>
    </style:style>
    <style:style style:name="P35" style:family="paragraph" style:parent-style-name="Standard">
      <style:paragraph-properties fo:text-align="start" style:justify-single-word="false"/>
      <style:text-properties officeooo:rsid="0015d3a3" officeooo:paragraph-rsid="001fbabe"/>
    </style:style>
    <style:style style:name="P36" style:family="paragraph" style:parent-style-name="Standard">
      <style:paragraph-properties fo:text-align="start" style:justify-single-word="false"/>
      <style:text-properties officeooo:rsid="0015d3a3" officeooo:paragraph-rsid="00274edb"/>
    </style:style>
    <style:style style:name="P37" style:family="paragraph" style:parent-style-name="Standard">
      <style:paragraph-properties fo:text-align="start" style:justify-single-word="false"/>
      <style:text-properties officeooo:rsid="0015d3a3" officeooo:paragraph-rsid="001af5b1"/>
    </style:style>
    <style:style style:name="P38" style:family="paragraph" style:parent-style-name="Standard">
      <style:paragraph-properties fo:text-align="start" style:justify-single-word="false"/>
      <style:text-properties officeooo:rsid="0015d3a3" officeooo:paragraph-rsid="0028feea"/>
    </style:style>
    <style:style style:name="P39" style:family="paragraph" style:parent-style-name="Standard">
      <style:paragraph-properties fo:text-align="start" style:justify-single-word="false"/>
      <style:text-properties officeooo:rsid="0026cc5b" officeooo:paragraph-rsid="0028feea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officeooo:rsid="000d0132" officeooo:paragraph-rsid="000df5a7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fo:font-weight="bold" officeooo:rsid="00102221" officeooo:paragraph-rsid="0010de6f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14fa8c" officeooo:paragraph-rsid="0014fa8c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paragraph-rsid="0010e773"/>
    </style:style>
    <style:style style:name="T1" style:family="text"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T2" style:family="text">
      <style:text-properties style:font-name="Courier New" fo:font-size="18pt" officeooo:rsid="000b5b78" style:font-size-asian="15.75pt" style:font-size-complex="18pt"/>
    </style:style>
    <style:style style:name="T3" style:family="text">
      <style:text-properties style:font-name="Courier New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Courier New" officeooo:rsid="000b5b78"/>
    </style:style>
    <style:style style:name="T5" style:family="text">
      <style:text-properties style:font-name="Courier New" fo:font-size="12pt" style:font-size-asian="10.5pt" style:font-size-complex="12pt"/>
    </style:style>
    <style:style style:name="T6" style:family="text">
      <style:text-properties style:font-name="Courier New" fo:font-size="12pt" officeooo:rsid="000df5a7" style:font-size-asian="10.5pt" style:font-size-complex="12pt"/>
    </style:style>
    <style:style style:name="T7" style:family="text">
      <style:text-properties style:font-name="Courier New" fo:font-size="12pt" officeooo:rsid="0010de6f" style:font-size-asian="10.5pt" style:font-size-complex="12pt"/>
    </style:style>
    <style:style style:name="T8" style:family="text"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font-name="Courier New" fo:font-size="12pt" fo:font-weight="bold" officeooo:rsid="0010e773" style:font-size-asian="10.5pt" style:font-weight-asian="bold" style:font-size-complex="12pt" style:font-weight-complex="bold"/>
    </style:style>
    <style:style style:name="T10" style:family="text">
      <style:text-properties style:font-name="Courier New" fo:font-size="12pt" fo:font-weight="bold" officeooo:rsid="00102221" style:font-size-asian="10.5pt" style:font-weight-asian="bold" style:font-size-complex="12pt" style:font-weight-complex="bold"/>
    </style:style>
    <style:style style:name="T11" style:family="text">
      <style:text-properties style:font-name="Courier New" fo:font-size="12pt" fo:font-weight="bold" officeooo:rsid="0013ab69" style:font-size-asian="10.5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14fa8c" style:font-size-asian="10.5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15d3a3" style:font-size-asian="10.5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1f0394" style:font-size-asian="10.5pt" style:font-weight-asian="bold" style:font-size-complex="12pt" style:font-weight-complex="bold"/>
    </style:style>
    <style:style style:name="T15" style:family="text">
      <style:text-properties style:font-name="Courier New" fo:font-size="12pt" fo:font-weight="bold" officeooo:rsid="000d0132" style:font-size-asian="10.5pt" style:font-weight-asian="bold" style:font-size-complex="12pt" style:font-weight-complex="bold"/>
    </style:style>
    <style:style style:name="T16" style:family="text">
      <style:text-properties style:font-name="Courier New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Courier New" fo:font-size="12pt" fo:font-style="italic" fo:font-weight="bold" officeooo:rsid="0017cf34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Courier New" fo:font-size="12pt" fo:font-style="italic" fo:font-weight="bold" officeooo:rsid="000d0132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Courier New" fo:font-size="12pt" fo:font-style="italic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Courier New" fo:font-size="12pt" fo:font-style="italic" fo:font-weight="bold" officeooo:rsid="001af5b1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Courier New"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Courier New" fo:font-size="12pt" fo:font-style="italic" style:text-underline-style="none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Courier New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Courier New" fo:font-size="12pt" fo:font-style="normal" fo:font-weight="bold" officeooo:rsid="0017cf34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Courier New" fo:font-size="12pt" fo:font-style="normal" fo:font-weight="bold" officeooo:rsid="0018122c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 New" fo:font-size="12pt" fo:font-style="normal" fo:font-weight="bold" officeooo:rsid="001a027a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ourier New" fo:font-size="12pt" fo:font-style="normal" fo:font-weight="bold" officeooo:rsid="001af5b1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Courier New" fo:font-size="12pt" fo:font-style="normal" fo:font-weight="bold" officeooo:rsid="001d3e23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ourier New" fo:font-size="12pt" fo:font-style="normal" fo:font-weight="bold" officeooo:rsid="001f0394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ourier New" fo:font-size="12pt" fo:font-style="normal" fo:font-weight="bold" officeooo:rsid="001fbabe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 New" fo:font-size="12pt" fo:font-style="normal" fo:font-weight="bold" officeooo:rsid="0028feea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ourier New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 New" officeooo:rsid="0011c380"/>
    </style:style>
    <style:style style:name="T34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Courier New" fo:font-style="italic" style:font-style-asian="italic" style:font-style-complex="italic"/>
    </style:style>
    <style:style style:name="T36" style:family="text">
      <style:text-properties style:font-name="Courier New" fo:font-style="italic" officeooo:rsid="000b5b78" style:font-style-asian="italic" style:font-style-complex="italic"/>
    </style:style>
    <style:style style:name="T37" style:family="text">
      <style:text-properties style:font-name="Courier New" fo:font-style="italic" officeooo:rsid="0011c380" style:font-style-asian="italic" style:font-style-complex="italic"/>
    </style:style>
    <style:style style:name="T3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Courier New" fo:font-style="normal" fo:font-weight="bold" officeooo:rsid="0018122c" style:font-style-asian="normal" style:font-weight-asian="bold" style:font-style-complex="normal" style:font-weight-complex="bold"/>
    </style:style>
    <style:style style:name="T40" style:family="text">
      <style:text-properties style:font-name="Courier New" fo:font-style="normal" fo:font-weight="bold" officeooo:rsid="0028feea" style:font-style-asian="normal" style:font-weight-asian="bold" style:font-style-complex="normal" style:font-weight-complex="bold"/>
    </style:style>
    <style:style style:name="T41" style:family="text">
      <style:text-properties style:font-name="Courier New" fo:font-size="10pt" fo:font-style="italic" fo:font-weight="bold" officeooo:rsid="000d0132" style:font-size-asian="8.75pt" style:font-style-asian="italic" style:font-weight-asian="bold" style:font-size-complex="10pt" style:font-style-complex="italic" style:font-weight-complex="bold"/>
    </style:style>
    <style:style style:name="T42" style:family="text">
      <style:text-properties style:font-name="Courier New" fo:font-size="10pt" fo:font-style="italic" fo:font-weight="bold" officeooo:rsid="0026cc5b" style:font-size-asian="8.75pt" style:font-style-asian="italic" style:font-weight-asian="bold" style:font-size-complex="10pt" style:font-style-complex="italic" style:font-weight-complex="bold"/>
    </style:style>
    <style:style style:name="T43" style:family="text">
      <style:text-properties style:font-name="Courier New" officeooo:rsid="000d0132"/>
    </style:style>
    <style:style style:name="T44" style:family="text">
      <style:text-properties style:font-name="Courier New" officeooo:rsid="000f2ce8"/>
    </style:style>
    <style:style style:name="T45" style:family="text">
      <style:text-properties style:font-name="Courier New" fo:language="sk" fo:country="SK" fo:font-style="normal" fo:font-weight="bold" officeooo:rsid="0028feea" style:font-style-asian="normal" style:font-weight-asian="bold" style:font-style-complex="normal" style:font-weight-complex="bold"/>
    </style:style>
    <style:style style:name="T46" style:family="text">
      <style:text-properties style:font-name="Courier New" fo:font-weight="bold" style:font-weight-asian="bold" style:font-weight-complex="bold"/>
    </style:style>
    <style:style style:name="T47" style:family="text">
      <style:text-properties style:font-name="Courier New" fo:font-weight="bold" officeooo:rsid="0028feea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fo:font-size="18pt" fo:font-style="normal" officeooo:rsid="00220083" style:font-size-asian="15.75pt" style:font-style-asian="normal" style:font-size-complex="18pt" style:font-style-complex="normal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fo:font-size="12pt" fo:font-style="normal" officeooo:rsid="001af5b1" style:font-size-asian="10.5pt" style:font-style-asian="normal" style:font-size-complex="12pt" style:font-style-complex="normal"/>
    </style:style>
    <style:style style:name="T54" style:family="text">
      <style:text-properties fo:font-size="12pt" fo:font-style="normal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224439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1af5b1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238a05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023eeab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02442cc" style:font-size-asian="12pt" style:font-style-asian="normal" style:font-size-complex="12pt" style:font-style-complex="normal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23eeab" style:font-size-asian="12pt" style:font-size-complex="12pt"/>
    </style:style>
    <style:style style:name="T62" style:family="text">
      <style:text-properties fo:font-size="12pt" officeooo:rsid="002442cc" style:font-size-asian="12pt" style:font-size-complex="12pt"/>
    </style:style>
    <style:style style:name="T63" style:family="text">
      <style:text-properties officeooo:rsid="00262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ab/><text:tab/><text:tab/><text:tab/><text:span text:style-name="T1">BIELE VRANY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A.JENČA</text:p>
      <text:p text:style-name="P23"/>
      <text:p text:style-name="P23"/>
      <text:p text:style-name="P23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______________________________________________</text:p>
      <text:p text:style-name="P28"><text:span text:style-name="T3">L</text:span><text:span text:style-name="T34">ord Forddorf sa hneval. Presnejšie povedané - bol mrzutý.</text:span></text:p>
      <text:p text:style-name="P7">A Forddorf vedel, že jediný liek na mrzutosť je smrť. Veľmi pomalá </text:p>
      <text:p text:style-name="P7">a krvavá smrť. A tak si dal zavolať starého hlavného kuchára.</text:p>
      <text:p text:style-name="P29"><text:span text:style-name="T35">„Som mrzutý. Navaril si mi takú polie</text:span><text:span text:style-name="T36">vku, že som z nej tri dni vracal!“ Nebola to pravda, ale na tom nezáležalo. Vlastne už nezáležalo vôbec na ničom. „Stráže!“ zreval, „Rozsekajte ho na kúsky, začnite </text:span><text:span text:style-name="T37">pre zmenu</text:span><text:span text:style-name="T36"> malíčkom na ľavej nohe!</text:span><text:span text:style-name="T4">____________________________________________________________________</text:span></text:p>
      <text:p text:style-name="P30"><text:span text:style-name="T2"><text:s text:c="14"/>Prvá kapitola</text:span></text:p>
      <text:p text:style-name="P30"><text:span text:style-name="T2">S</text:span><text:span text:style-name="T43">chyľovalo sa k večeru. V hrade Forddorf, sídle lorda Forddorfa(</text:span><text:span text:style-name="T44">á</text:span><text:span text:style-name="T43">no, pomenoval ho po sebe)zhášali posledné lampy. Vydal som sa do </text:span><text:span text:style-name="T33">izby, kde som býval aj s otcom a matkou (volali sa Derran a Miatta, ale to teraz nebudeme rozoberať).</text:span></text:p>
      <text:p text:style-name="P40"><text:span text:style-name="T5">Najkratšia cesta viedla po schodoch na poschodie, </text:span><text:span text:style-name="T6">potom rovno, doľava, doprava, rovno, a znovu doprava, potom do druhých dverí zľava </text:span></text:p>
      <text:p text:style-name="P13">a do tretích dverí sprava. Môj mozog túto trasu vygeneroval takmer automaticky, čo svedčilo o dlhoročnej znalosti tohto miesta.</text:p>
      <text:p text:style-name="P13"/>
      <text:p text:style-name="P14">Z dverí bolo počuť tiché vzlyky. Vošiel som dovnútra a uvidel som matku, ktorá sedela na stoličke v kuchyni, držiac hlavu v dlaniach.</text:p>
      <text:p text:style-name="P14">Podišiel som bližšie a spýtal som sa: „Matka, čo sa stalo?“</text:p>
      <text:p text:style-name="P41"><text:span text:style-name="T5">„Ach, Narr! Zabili ho!“zareagovala. „Koho? Otca?“ </text:span><text:span text:style-name="T7">spýtal som sa.</text:span></text:p>
      <text:p text:style-name="P15">Neovládateľne sa rozplakala, z čoho som usúdil, že asi áno.</text:p>
      <text:p text:style-name="P44"><text:span text:style-name="T9">Pridal som sa k nej. Chudák otec! </text:span><text:span text:style-name="T10">„</text:span><text:span text:style-name="T9">Kto?“spýtal som sa. „Lord.“ znela odpoveď. Ako syn hlavného kuchára som poznal Lordove metódy</text:span><text:span text:style-name="T10">. </text:span><text:span text:style-name="T9">Jeho najobľúbenejšia spočívala v postupnom nasekaní obete na kúsky, počnúc ľavým palcom na nohe. </text:span><text:span text:style-name="T11">A vždy spolu s obeťou podobne nasekali aj celú jej rodinu. </text:span><text:span text:style-name="T12">Musím utiecť - uvedovomoval som si to. Len... nie dnes.</text:span></text:p>
      <text:p text:style-name="P16"/>
      <text:p text:style-name="P42"><text:span text:style-name="T8">Najprv... plán. Takže. Mám prístup ku plachtám, ktoré používa </text:span><text:span text:style-name="T13">Lord.</text:span></text:p>
      <text:p text:style-name="P34"><text:span text:style-name="T8">(</text:span><text:span text:style-name="T14">N</text:span><text:span text:style-name="T8">ikto, zdôrazňujem- </text:span><text:span text:style-name="T16">nikto iný plachty nepoužíva</text:span><text:span text:style-name="T23">. Spia na čistej slame alebo rákosí. A všetci</text:span><text:span text:style-name="T16"> smrdia.</text:span><text:span text:style-name="T23"> Ale to nikoho netrápi.)</text:span></text:p>
      <text:p text:style-name="P38"><text:span text:style-name="T23">Nemám jed, ale otrávenie Lorda by mi nepomohlo - predtým, ako si Lord líha, posteľ musí vyskúšať jeho </text:span><text:span text:style-name="T24">sluha. (</text:span><text:span text:style-name="T29">T</text:span><text:span text:style-name="T24">akže niekto okrem Lorda plachtu</text:span><text:span text:style-name="T17"> používa</text:span><text:span text:style-name="T24">... ale to je jedno. Aj tak smrdí.) </text:span><text:span text:style-name="T25">A navyše </text:span><text:span text:style-name="T28">by som sa akurát tak</text:span><text:span text:style-name="T25"> pomstil. Možno by som mohol skočiť z hradieb.</text:span><text:span text:style-name="T29">*</text:span><text:span text:style-name="T25"> </text:span></text:p>
      <text:p text:style-name="P12">____________________________________________________________________</text:p>
      <text:p text:style-name="P1"><text:span text:style-name="T39">*Samozrejme, že s plachtou, čo ste si mysleli? Veď by si polámal nohy.</text:span></text:p>
      <text:p text:style-name="P35"><text:soft-page-break/><text:span text:style-name="T25">Á</text:span><text:span text:style-name="T26">no... dobrý nápad. Lenže... </text:span><text:span text:style-name="T27">ako tam dostanem matku? Musím </text:span><text:span text:style-name="T30">porozmýšľať.</text:span><text:span text:style-name="T27"> Nateraz som otrasený.</text:span></text:p>
      <text:p text:style-name="P22"/>
      <text:p text:style-name="P32"><text:span text:style-name="T27">B</text:span><text:span text:style-name="T23">ez otca to bude ťažké. Nebude ma mať kto </text:span><text:span text:style-name="T32">viesť. </text:span><text:span text:style-name="T22">Do</text:span><text:span text:style-name="T21"> kelu, prestaň s ľútostivými myšlienkami! Do týždňa zomrieš! </text:span></text:p>
      <text:p text:style-name="P10">_____________________________________________________________________</text:p>
      <text:p text:style-name="P10"/>
      <text:p text:style-name="P33"><text:span text:style-name="T16">Medzitým sa Forddorf </text:span><text:span text:style-name="T19">znovu</text:span><text:span text:style-name="T16"> rozhneval. </text:span><text:span text:style-name="T19">Alebo skôr... rozmrzutel. Nie, to nie je ono. Rozmrzotil? To je jedno. Hlavne, že bol znovu mrzutý.</text:span></text:p>
      <text:p text:style-name="P33"><text:span text:style-name="T19">„Stráže!“ zvolal. „Priveďte mi ženu hlavného kuchára! Chcem sa rozveseliť!“</text:span><text:span text:style-name="T16"> <text:s/></text:span><text:span text:style-name="T20">„</text:span><text:span text:style-name="T19">Ehm... pane,“ ozval sa Lordov hlavný radca. „Ten chlapec... príde o oboch rodičov...“ „No a?! Ešte lepšie!“</text:span></text:p>
      <text:p text:style-name="P4"/>
      <text:p text:style-name="P5">_____________________________________________________________________</text:p>
      <text:p text:style-name="P6"><text:span text:style-name="T49"><text:s text:c="11"/></text:span></text:p>
      <text:p text:style-name="P6"><text:span text:style-name="T49"><text:s text:c="14"/>Druhá kapitola</text:span></text:p>
      <text:p text:style-name="P4"/>
      <text:p text:style-name="P11"><text:span text:style-name="T50">K</text:span>eď som sa zobudil, bolo ticho. Iba z okna prenikal vytrvalý spev vtákov. Zakutal som sa hlbšie do perín<text:span text:style-name="T63">(vlastne diek)</text:span>. </text:p>
      <text:p text:style-name="P9">Zvláštne<text:span text:style-name="T51">, pomyslel som si.</text:span> Je ticho.<text:span text:style-name="T51"> Zrazu som sa posadil na posteli.</text:span></text:p>
      <text:p text:style-name="P18"><text:span text:style-name="T60">Matka!</text:span><text:span text:style-name="T54"> </text:span><text:span text:style-name="T60">Už ju odniesli!!</text:span><text:span text:style-name="T54"> Uvedomoval som si, že zachvíľu zomriem... ...alebo sa povraciam. </text:span><text:span text:style-name="T55">Všimol som si krvavé pruhy.</text:span></text:p>
      <text:p text:style-name="P19"><text:span text:style-name="T55">V tej chvíli niekto zaklopal na dvere. Po krátkej analýze som si vydýchol.Asi by sa s klopaním neunúvali, keby ma chceli zabiť. </text:span></text:p>
      <text:p text:style-name="P20"><text:span text:style-name="T55">Lord si veľmi nepotrpí na zdvorilosť. </text:span><text:span text:style-name="T57">Lenže spoza dverí sa ozvalo: „</text:span><text:span text:style-name="T58">Narr! Lord vás volá!“.</text:span><text:span text:style-name="T61"> Dopekla!</text:span><text:span text:style-name="T58"> </text:span><text:span text:style-name="T59">Pozrel </text:span><text:span text:style-name="T58">som </text:span><text:span text:style-name="T59">sa do </text:span><text:span text:style-name="T58">skri</text:span><text:span text:style-name="T59">ne</text:span><text:span text:style-name="T58">, </text:span></text:p>
      <text:p text:style-name="P21"><text:span text:style-name="T58">ale žiadnu plachtu som nenašiel.</text:span></text:p>
      <text:p text:style-name="P21"><text:span text:style-name="T58"/></text:p>
      <text:p text:style-name="P21"><text:span text:style-name="T62">Dopekla, dopekla a ešte raz dopekla!! Budem musieť</text:span><text:span text:style-name="T60"> </text:span><text:span text:style-name="T62">skočiť bez nej.</text:span></text:p>
      <text:p text:style-name="P20"><text:span text:style-name="T59">Otvoril som okno.</text:span><text:span text:style-name="T62"> Dolu je to tak hlboko!</text:span><text:span text:style-name="T59"> <text:s text:c="2"/></text:span><text:span text:style-name="T56"><text:s/></text:span><text:span text:style-name="T53"><text:s/></text:span></text:p>
      <text:p text:style-name="P8">Musím.<text:span text:style-name="T51"> Z h l b o k a <text:s/>som sa nadýchol a skočil. Chvíľu som letel dopredu... ...a oveľa dlhšie padal. A padal. A padal. A padal.</text:span></text:p>
      <text:p text:style-name="P8"><text:span text:style-name="T51">A </text:span><text:span text:style-name="T48">dopadol. </text:span><text:span text:style-name="T52">Au. Tuším som si zlomil nohu. Alebo obe. </text:span></text:p>
      <text:p text:style-name="P8"><text:span text:style-name="T52">Každopádne – všetko ma bolí. Skúsil som sa plaziť. </text:span></text:p>
      <text:p text:style-name="P8"><text:span text:style-name="T52">Celkom to išlo - až na neznesiteľnú bolesť. Au.</text:span></text:p>
      <text:p text:style-name="P8"><text:span text:style-name="T52">Ani neviem ako som sa doplazil do krovia. A odpadol. Bum-bác!*</text:span></text:p>
      <text:p text:style-name="P36"><text:span text:style-name="T41">_________________________________________________________________________________</text:span></text:p>
      <text:p text:style-name="P36"><text:span text:style-name="T41">*</text:span><text:span text:style-name="T42">Trochu to preháňam, všakáno?</text:span><text:span text:style-name="T27"> <text:s/></text:span><text:span text:style-name="T25"><text:s/></text:span><text:span text:style-name="T24"><text:s/></text:span><text:span text:style-name="T17"><text:s/></text:span><text:span text:style-name="T16"><text:s/></text:span><text:span text:style-name="T18"><text:s/></text:span></text:p>
      <text:p text:style-name="P37"><text:span text:style-name="T18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oft-page-break/><text:span text:style-name="T15">K</text:span><text:span text:style-name="T8">eď som sa prebral, ešte stále som ležal v kroví.</text:span></text:p>
      <text:p text:style-name="P31"><text:span text:style-name="T8">Zatvoril som oči, zmierený s osudom.</text:span></text:p>
      <text:p text:style-name="P37"><text:span text:style-name="T18"/></text:p>
      <text:p text:style-name="P39"><text:span text:style-name="T23">Keď </text:span><text:span text:style-name="T31">som sa znovu prebral, uvidel som svetlo.</text:span></text:p>
      <text:p text:style-name="P25"><text:span text:style-name="T40">A v ňom postavu, bežiacu ku mne. Počul som mužský hlas, ale slovám som nerozumel. Bolo chladné jesenné ráno, ale mne </text:span><text:span text:style-name="T45">bolo</text:span><text:span text:style-name="T40"> príšerne horúco.</text:span></text:p>
      <text:p text:style-name="P27"><text:span text:style-name="T40"/></text:p>
      <text:p text:style-name="P26"><text:span text:style-name="T40">_____________________________________________________________________</text:span></text:p>
      <text:p text:style-name="P24"><text:span text:style-name="T47">L</text:span><text:span text:style-name="T46">ord Forddorf bol veľmi nahnevaný.</text:span></text:p>
      <text:p text:style-name="P24"><text:span text:style-name="T46">Blížil sa jeho sviatok – Hnevlivý Deň a dnes – na deň pred Hnevlivým Dňom – ešte nikoho nezabil. „Stráže!“skríkol. „Priveďte mi prvého, na koho natrafíte – chcem ho zabiť</text:span><text:span text:style-name="T38"> OSOBNE!“</text:span></text:p>
      <text:p text:style-name="P24"><text:span text:style-name="T38">_____________________________________________________________________ </text:span></text:p>
      <text:p text:style-name="P25"><text:span text:style-name="T40"/></text:p>
      <text:p text:style-name="P25"><text:span text:style-name="T40"><text:tab/><text:tab/><text:tab/><text:tab/></text:span></text:p>
      <text:p text:style-name="P25"><text:span text:style-name="T40"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6cc5b" officeooo:paragraph-rsid="0026cc5b"/>
    </style:style>
    <style:style style:name="MP2" style:family="paragraph" style:parent-style-name="Footer">
      <style:text-properties officeooo:paragraph-rsid="0026cc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dam Jenča <text:s text:c="126"/>Biele Vrany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9:51:46.457572712</meta:creation-date>
    <dc:date>2020-08-18T20:37:19.003296309</dc:date>
    <meta:editing-duration>PT16H48M48S</meta:editing-duration>
    <meta:editing-cycles>16</meta:editing-cycles>
    <meta:generator>LibreOffice/6.4.5.2$Linux_X86_64 LibreOffice_project/40$Build-2</meta:generator>
    <meta:document-statistic meta:table-count="0" meta:image-count="0" meta:object-count="0" meta:page-count="4" meta:paragraph-count="55" meta:word-count="713" meta:character-count="4965" meta:non-whitespace-character-count="4093"/>
  </office:meta>
</office:document-meta>
</file>